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0208in" table:align="left"/>
    </style:style>
    <style:style style:name="Table1.A" style:family="table-column">
      <style:table-column-properties style:column-width="0.6757in"/>
    </style:style>
    <style:style style:name="Table1.B" style:family="table-column">
      <style:table-column-properties style:column-width="0.8146in"/>
    </style:style>
    <style:style style:name="Table1.C" style:family="table-column">
      <style:table-column-properties style:column-width="0.9271in"/>
    </style:style>
    <style:style style:name="Table1.D" style:family="table-column">
      <style:table-column-properties style:column-width="2.6035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style:text-underline-style="none" fo:font-weight="normal" officeooo:rsid="0019e561" officeooo:paragraph-rsid="0019e561" style:font-weight-asian="normal" style:font-weight-complex="normal"/>
    </style:style>
    <style:style style:name="P4" style:family="paragraph" style:parent-style-name="Text_20_body">
      <style:text-properties style:text-underline-style="none" fo:font-weight="normal" officeooo:rsid="001ce0a4" officeooo:paragraph-rsid="001ce0a4" style:font-weight-asian="normal" style:font-weight-complex="normal"/>
    </style:style>
    <style:style style:name="P5" style:family="paragraph" style:parent-style-name="Text_20_body">
      <style:text-properties style:text-underline-style="none" fo:font-weight="normal" officeooo:rsid="0021e8d4" officeooo:paragraph-rsid="0021e8d4" style:font-weight-asian="normal" style:font-weight-complex="normal"/>
    </style:style>
    <style:style style:name="P6" style:family="paragraph" style:parent-style-name="Text_20_body">
      <style:text-properties style:text-underline-style="none" fo:font-weight="bold" officeooo:rsid="001ce0a4" officeooo:paragraph-rsid="001ce0a4" style:font-weight-asian="bold" style:font-weight-complex="bold"/>
    </style:style>
    <style:style style:name="P7" style:family="paragraph" style:parent-style-name="Text_20_body" style:list-style-name="L3">
      <style:text-properties officeooo:paragraph-rsid="0019e561"/>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text-properties officeooo:rsid="002188b6" officeooo:paragraph-rsid="002188b6"/>
    </style:style>
    <style:style style:name="P13" style:family="paragraph" style:parent-style-name="Text_20_body">
      <style:paragraph-properties fo:margin-top="0in" fo:margin-bottom="0in" loext:contextual-spacing="false"/>
    </style:style>
    <style:style style:name="P14" style:family="paragraph" style:parent-style-name="Text_20_body" style:list-style-name="L1">
      <style:paragraph-properties fo:margin-top="0in" fo:margin-bottom="0in" loext:contextual-spacing="false"/>
    </style:style>
    <style:style style:name="P15" style:family="paragraph" style:parent-style-name="Text_20_body" style:list-style-name="L2">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paragraph-properties fo:margin-top="0in" fo:margin-bottom="0in" loext:contextual-spacing="false"/>
      <style:text-properties fo:font-weight="bold" officeooo:rsid="002188b6" officeooo:paragraph-rsid="002188b6"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9e561" officeooo:paragraph-rsid="0019e561" style:font-weight-asian="bold" style:font-weight-complex="bold"/>
    </style:style>
    <style:style style:name="P22" style:family="paragraph" style:parent-style-name="Standard">
      <style:text-properties style:text-underline-style="none" fo:font-weight="normal" officeooo:rsid="0019e561" officeooo:paragraph-rsid="0019e561" style:font-weight-asian="normal" style:font-weight-complex="normal"/>
    </style:style>
    <style:style style:name="P23" style:family="paragraph" style:parent-style-name="Standard">
      <style:text-properties style:text-underline-style="none" fo:font-weight="normal" officeooo:rsid="001ce0a4" officeooo:paragraph-rsid="001ce0a4" style:font-weight-asian="normal" style:font-weight-complex="normal"/>
    </style:style>
    <style:style style:name="P24" style:family="paragraph" style:parent-style-name="Standard">
      <style:text-properties style:text-underline-style="none" fo:font-weight="normal" officeooo:rsid="0021e8d4" officeooo:paragraph-rsid="0021e8d4" style:font-weight-asian="normal" style:font-weight-complex="normal"/>
    </style:style>
    <style:style style:name="P25" style:family="paragraph" style:parent-style-name="Standard">
      <style:text-properties style:text-underline-style="none" fo:font-weight="bold" officeooo:rsid="001ce0a4" officeooo:paragraph-rsid="001ce0a4" style:font-weight-asian="bold" style:font-weight-complex="bold"/>
    </style:style>
    <style:style style:name="P26" style:family="paragraph" style:parent-style-name="Standard">
      <style:text-properties officeooo:paragraph-rsid="0019e561"/>
    </style:style>
    <style:style style:name="P27" style:family="paragraph" style:parent-style-name="Preformatted_20_Text">
      <style:text-properties style:text-underline-style="none" fo:font-weight="normal" officeooo:rsid="0019e561" officeooo:paragraph-rsid="0019e561" style:font-weight-asian="normal" style:font-weight-complex="normal"/>
    </style:style>
    <style:style style:name="P28" style:family="paragraph" style:parent-style-name="Preformatted_20_Text">
      <style:text-properties style:text-underline-style="none" fo:font-weight="normal" officeooo:rsid="001ce0a4" officeooo:paragraph-rsid="001ce0a4" style:font-weight-asian="normal" style:font-weight-complex="normal"/>
    </style:style>
    <style:style style:name="P29" style:family="paragraph" style:parent-style-name="Preformatted_20_Text">
      <style:text-properties style:text-underline-style="none" fo:font-weight="bold" officeooo:rsid="001ce0a4" officeooo:paragraph-rsid="001ce0a4" style:font-weight-asian="bold" style:font-weight-complex="bold"/>
    </style:style>
    <style:style style:name="P30" style:family="paragraph" style:parent-style-name="Preformatted_20_Text">
      <style:paragraph-properties fo:margin-top="0in" fo:margin-bottom="0.1965in" loext:contextual-spacing="false"/>
    </style:style>
    <style:style style:name="P31" style:family="paragraph" style:parent-style-name="Heading_20_2">
      <style:text-properties style:text-underline-style="none" fo:font-weight="normal" officeooo:rsid="0019e561" officeooo:paragraph-rsid="0019e561" style:font-weight-asian="normal" style:font-weight-complex="normal"/>
    </style:style>
    <style:style style:name="P32" style:family="paragraph" style:parent-style-name="Heading_20_2">
      <style:text-properties style:text-underline-style="none" fo:font-weight="normal" officeooo:rsid="001ce0a4" officeooo:paragraph-rsid="001ce0a4" style:font-weight-asian="normal" style:font-weight-complex="normal"/>
    </style:style>
    <style:style style:name="P33" style:family="paragraph" style:parent-style-name="Heading_20_2">
      <style:text-properties style:text-underline-style="none" fo:font-weight="normal" officeooo:rsid="0021e8d4" officeooo:paragraph-rsid="0021e8d4" style:font-weight-asian="normal" style:font-weight-complex="normal"/>
    </style:style>
    <style:style style:name="P34" style:family="paragraph" style:parent-style-name="Heading_20_2">
      <style:text-properties style:text-underline-style="none" fo:font-weight="bold" officeooo:rsid="001ce0a4" officeooo:paragraph-rsid="001ce0a4" style:font-weight-asian="bold" style:font-weight-complex="bold"/>
    </style:style>
    <style:style style:name="T1" style:family="text">
      <style:text-properties style:text-underline-style="none" fo:font-weight="normal" officeooo:rsid="0019e561"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2188b6"/>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MANAGING PROCESSES</text:p>
      <text:p text:style-name="P21"/>
      <text:h text:style-name="P31" text:outline-level="2">11.2 Process Control</text:h>
      <text:p text:style-name="Text_20_body">As mentioned in a previous chapter, running a command results in something called a <text:span text:style-name="Variable">process</text:span>. In the Linux operating system, processes are executed with the privileges of the user who executes the command. This allows for processes to be limited to certain capabilities based upon the user identity. For example, typically a regular user cannot control another user's processes.</text:p>
      <text:p text:style-name="Text_20_body">Although there are exceptions, generally the operating system will differentiate users based upon whether they are the administrator, also called the <text:span text:style-name="Variable">root</text:span> user, or not. Non-root users are referred to as regular users. Users who have logged into the root account can control any user processes, including stopping any user process.</text:p>
      <text:h text:style-name="P31" text:outline-level="2">11.3 Process (ps) Command</text:h>
      <text:p text:style-name="Text_20_body">The <text:span text:style-name="Source_20_Text">ps</text:span> command can be used to list processes. Keep in mind that the <text:span text:style-name="Source_20_Text">ps</text:span> command supports three styles of options: </text:p>
      <text:list xml:id="list3194539767717775538" text:style-name="L1">
        <text:list-item>
          <text:p text:style-name="P14">Traditional UNIX style short options that use a single hyphen in front of a character </text:p>
        </text:list-item>
        <text:list-item>
          <text:p text:style-name="P14">GNU style long options that use two hyphens in front of a word </text:p>
        </text:list-item>
        <text:list-item>
          <text:p text:style-name="P1">BSD style options that use no hyphens and single character options </text:p>
        </text:list-item>
      </text:list>
      <text:p text:style-name="P27"><text:span text:style-name="Strong_20_Emphasis">sysadmin@localhost:~$</text:span> ps</text:p>
      <text:p text:style-name="Preformatted_20_Text"><text:s text:c="2"/>PID TTY <text:s text:c="9"/>TIME CMD</text:p>
      <text:p text:style-name="Preformatted_20_Text"><text:s text:c="3"/>80 ? <text:s text:c="7"/>00:00:00 bash</text:p>
      <text:p text:style-name="P30"><text:s text:c="3"/>94 ? <text:s text:c="7"/>00:00:00 ps</text:p>
      <text:p text:style-name="Text_20_body">The <text:span text:style-name="Source_20_Text">ps</text:span> command will display the processes that are running in the current terminal by default. The output includes the following columns of information:</text:p>
      <text:list xml:id="list3330783885836913446" text:style-name="L3">
        <text:list-item>
          <text:p text:style-name="P7"><text:span text:style-name="Source_20_Text"><text:span text:style-name="T1">PID</text:span></text:span><text:span text:style-name="T1">: The process identifier, which is unique to the process. This information is useful to control the process by its ID number. </text:span></text:p>
        </text:list-item>
      </text:list>
      <text:list xml:id="list7028555017282004914" text:style-name="L2">
        <text:list-item>
          <text:p text:style-name="P15"><text:span text:style-name="Source_20_Text">TTY</text:span>: The name of the terminal or pseudo-terminal where the process is running. This information is useful to distinguish between different processes that have the same name. </text:p>
        </text:list-item>
        <text:list-item>
          <text:p text:style-name="P15"><text:span text:style-name="Source_20_Text">TIME</text:span>: The total amount of processor time used by the process. Typically, this information isn't used by regular users. </text:p>
        </text:list-item>
        <text:list-item>
          <text:p text:style-name="P2"><text:span text:style-name="Source_20_Text">CMD</text:span>: The command that started the process. </text:p>
        </text:list-item>
      </text:list>
      <text:p text:style-name="P26"><text:span text:style-name="T1">When the </text:span><text:span text:style-name="Source_20_Text"><text:span text:style-name="T1">ps</text:span></text:span><text:span text:style-name="T1"> command is run with a BSD style option then an additional column called </text:span><text:span text:style-name="Source_20_Text"><text:span text:style-name="T1">STAT</text:span></text:span><text:span text:style-name="T1">is displayed, which conveys the state of the processes. There are several states that a process can be in: </text:span><text:span text:style-name="Source_20_Text"><text:span text:style-name="T1">D</text:span></text:span><text:span text:style-name="T1"> (Uninterruptible Sleep), </text:span><text:span text:style-name="Source_20_Text"><text:span text:style-name="T1">R</text:span></text:span><text:span text:style-name="T1"> (Running), </text:span><text:span text:style-name="Source_20_Text"><text:span text:style-name="T1">S</text:span></text:span><text:span text:style-name="T1"> (Interruptible Sleep), </text:span><text:span text:style-name="Source_20_Text"><text:span text:style-name="T1">T</text:span></text:span><text:span text:style-name="T1"> (Stopped), and </text:span><text:span text:style-name="Source_20_Text"><text:span text:style-name="T1">Z</text:span></text:span><text:span text:style-name="T1"> (Zombie).</text:span>When using a BSD style option, the <text:span text:style-name="Source_20_Text">CMD</text:span> column is replaced with the <text:span text:style-name="Source_20_Text">COMMAND</text:span> column, which shows not just the command, but also its options and arguments. </text:p>
      <text:p text:style-name="Text_20_body">To see all of the current user's processes, use the BSD option <text:span text:style-name="Source_20_Text">x</text:span>: </text:p>
      <text:p text:style-name="Preformatted_20_Text"><text:soft-page-break/><text:span text:style-name="Strong_20_Emphasis">sysadmin@localhost:~$</text:span> ps x</text:p>
      <text:p text:style-name="Preformatted_20_Text"><text:s text:c="2"/>PID TTY <text:s text:c="5"/>STAT <text:s text:c="2"/>TIME COMMAND</text:p>
      <text:p text:style-name="Preformatted_20_Text"><text:s text:c="3"/>80 ? <text:s text:c="7"/>S <text:s text:c="5"/>0:00 -bash</text:p>
      <text:p text:style-name="P30"><text:s text:c="3"/>95 ? <text:s text:c="7"/>R+ <text:s text:c="4"/>0:00 ps x</text:p>
      <text:p text:style-name="P3">nstead of viewing just the processes running in the current terminal, users may want to view every process running on the system. With traditional (non-BSD) options, the <text:span text:style-name="Source_20_Text">-e</text:span> option will display every process. Typically, the <text:span text:style-name="Source_20_Text">-f</text:span> option is also used as it provides full details of the command, including options and arguments:</text:p>
      <text:p text:style-name="Preformatted_20_Text"><text:span text:style-name="Strong_20_Emphasis">sysadmin@localhost:~$</text:span> ps -ef</text:p>
      <text:p text:style-name="Preformatted_20_Text">UID <text:s text:c="7"/>PID <text:s/>PPID <text:s/>C STIME TTY <text:s text:c="9"/>TIME CMD</text:p>
      <text:p text:style-name="Preformatted_20_Text">root <text:s text:c="8"/>1 <text:s text:c="4"/>0 <text:s/>0 17:16 ? <text:s text:c="7"/>00:00:00 /sbin??? /init</text:p>
      <text:p text:style-name="Preformatted_20_Text">syslog <text:s text:c="5"/>33 <text:s text:c="4"/>1 <text:s/>0 17:16 ? <text:s text:c="7"/>00:00:00 /usr/sbin/rsyslogd</text:p>
      <text:p text:style-name="Preformatted_20_Text">root <text:s text:c="7"/>38 <text:s text:c="4"/>1 <text:s/>0 17:16 ? <text:s text:c="7"/>00:00:00 /usr/sbin/cron</text:p>
      <text:p text:style-name="Preformatted_20_Text">root <text:s text:c="7"/>40 <text:s text:c="4"/>1 <text:s/>0 17:16 ? <text:s text:c="7"/>00:00:00 /usr/sbin/sshd</text:p>
      <text:p text:style-name="Preformatted_20_Text">bind <text:s text:c="7"/>57 <text:s text:c="4"/>1 <text:s/>0 17:16 ? <text:s text:c="7"/>00:00:00 /usr/sbin/named -u bind</text:p>
      <text:p text:style-name="Preformatted_20_Text">root <text:s text:c="7"/>70 <text:s text:c="4"/>1 <text:s/>0 17:16 ? <text:s text:c="7"/>00:00:00 /bin/login -f</text:p>
      <text:p text:style-name="Preformatted_20_Text">sysadmin <text:s text:c="3"/>80 <text:s text:c="3"/>70 <text:s/>0 17:16 ? <text:s text:c="7"/>00:00:00 -bash</text:p>
      <text:p text:style-name="P30">sysadmin <text:s text:c="3"/>96 <text:s text:c="3"/>80 <text:s/>0 17:26 ? <text:s text:c="7"/>00:00:00 ps -ef</text:p>
      <text:h text:style-name="P31" text:outline-level="2">11.4 Foreground Processes</text:h>
      <text:p text:style-name="Text_20_body">So far, the commands that have been presented in this course have been executing in what is known as the <text:span text:style-name="Variable"><text:span text:style-name="T2">foreground</text:span></text:span>. For simple commands that run quickly and then exit, using foreground execution is appropriate. A foreground process is one that prevents the user from using the shell until the process is complete. </text:p>
      <text:p text:style-name="Text_20_body">When one process starts another, the first process is referred to as the <text:span text:style-name="Variable">parent process</text:span> and the new process is called a <text:span text:style-name="Variable"><text:span text:style-name="T2">child</text:span></text:span><text:span text:style-name="Variable"> </text:span><text:span text:style-name="Variable"><text:span text:style-name="T2">process</text:span></text:span>. So, another way of thinking of a foreground process is that when run in the foreground, a child process doesn't allow any further commands to be executed in the parent process until the child process ends.</text:p>
      <text:p text:style-name="Text_20_body">You do not need to add anything to a command in order to make that command execute in the foreground, as that is the default behavior. </text:p>
      <text:h text:style-name="P31" text:outline-level="2">11.5 Executing Multiple Commands</text:h>
      <text:p text:style-name="Text_20_body">Before discussing background processes, consider how multiple commands can be executed on a single command line.</text:p>
      <text:p text:style-name="Text_20_body">Normally, users only type one command per command line, but by using the <text:span text:style-name="Source_20_Text">;</text:span> (semicolon character) as a delimiter between commands, a user can type multiple commands on one command line. </text:p>
      <text:p text:style-name="P3">Recall that an alias is a feature that allows a user to create nicknames for commands or command lines. Having an alias that runs multiple commands can be very useful and to accomplish this, the user would use the <text:span text:style-name="Source_20_Text">;</text:span> between each of the commands when creating the alias. For example, to create an alias called <text:span text:style-name="Source_20_Text">welcome</text:span> which outputs the current user, the date, and the current directory listing, execute the <text:soft-page-break/>following command:</text:p>
      <text:p text:style-name="P30"><text:span text:style-name="Strong_20_Emphasis">sysadmin@localhost:~$</text:span> alias welcome="whoami;date;ls" </text:p>
      <text:h text:style-name="P31" text:outline-level="2">11.6 Background Processes</text:h>
      <text:p text:style-name="Text_20_body">When a command may take some time to execute, it may be better to have that command execute in the "background". When executed in the background, a child process releases control back to the parent process (the shell, in this case) immediately, allowing the user to execute other commands. To have a command execute as a background process, add the <text:span text:style-name="Strong_20_Emphasis">&amp;</text:span> (ampersand character) after the command</text:p>
      <text:p text:style-name="P22">To have multiple commands run in the background on one command line, place an ampersand after each command in that command line</text:p>
      <text:p text:style-name="P22"/>
      <text:p text:style-name="P27"><text:span text:style-name="Strong_20_Emphasis">sysadmin@localhost:~$</text:span> echo Hello&amp;sleep 5&amp;echo World&amp;</text:p>
      <text:p text:style-name="Preformatted_20_Text">[1] 103</text:p>
      <text:p text:style-name="Preformatted_20_Text">[2] 104</text:p>
      <text:p text:style-name="Preformatted_20_Text">[3] 105</text:p>
      <text:p text:style-name="Preformatted_20_Text">Hello <text:s text:c="4"/></text:p>
      <text:p text:style-name="Preformatted_20_Text"><text:span text:style-name="Strong_20_Emphasis">sysadmin@localhost:~$</text:span> World</text:p>
      <text:p text:style-name="Preformatted_20_Text"/>
      <text:p text:style-name="Preformatted_20_Text">[1] <text:s text:c="2"/>Done <text:s text:c="19"/>echo Hello</text:p>
      <text:p text:style-name="Preformatted_20_Text">[2]- <text:s/>Done <text:s text:c="19"/>sleep 5</text:p>
      <text:p text:style-name="Preformatted_20_Text">[3]+ <text:s/>Done <text:s text:c="19"/>echo World</text:p>
      <text:p text:style-name="P30"><text:span text:style-name="Strong_20_Emphasis">sysadmin@localhost:~$</text:span></text:p>
      <text:p text:style-name="P22">After each command starts executing, it outputs [job number] followed by a space and then the <text:span text:style-name="Variable"><text:span text:style-name="T2">process</text:span></text:span><text:span text:style-name="Variable"> </text:span><text:span text:style-name="Variable"><text:span text:style-name="T2">identification number</text:span></text:span><text:span text:style-name="T2"> (PID)</text:span>. These numbers are used for controlling the process, as you will see later.</text:p>
      <text:p text:style-name="P22"/>
      <text:p text:style-name="P3">After each background command finishes executing, it displays the job number, sometimes followed by a <text:span text:style-name="Source_20_Text">-</text:span> or a <text:span text:style-name="Source_20_Text">+</text:span> character, the word <text:span text:style-name="Source_20_Text">Done</text:span> and then the command line itself. The meaning of the <text:span text:style-name="Source_20_Text">-</text:span> and <text:span text:style-name="Source_20_Text">+</text:span> will soon be explained.</text:p>
      <text:p text:style-name="Text_20_body">While there are still background processes being run in the terminal, they can be displayed by using the <text:span text:style-name="Source_20_Text">jobs</text:span> command. It is important to point out that the <text:span text:style-name="Source_20_Text">jobs</text:span> command will only show background processes in the current terminal. If background processes are running in another terminal, they will not be shown by running the <text:span text:style-name="Source_20_Text">jobs</text:span> command in the current terminal. The following is an example of using the <text:span text:style-name="Source_20_Text">jobs</text:span> command:</text:p>
      <text:p text:style-name="Preformatted_20_Text"><text:span text:style-name="Strong_20_Emphasis">sysadmin@localhost:~$</text:span> sleep 1000 &amp;</text:p>
      <text:p text:style-name="Preformatted_20_Text">[1] 106</text:p>
      <text:p text:style-name="Preformatted_20_Text"><text:span text:style-name="Strong_20_Emphasis">sysadmin@localhost:~$</text:span> sleep 2000 &amp;</text:p>
      <text:p text:style-name="Preformatted_20_Text">[2] 107</text:p>
      <text:p text:style-name="Preformatted_20_Text"><text:span text:style-name="Strong_20_Emphasis">sysadmin@localhost:~$</text:span> jobs <text:s text:c="53"/></text:p>
      <text:p text:style-name="Preformatted_20_Text">[1]- <text:s/>Running <text:s text:c="16"/>sleep 1000 &amp;</text:p>
      <text:p text:style-name="P30">[2]+ <text:s/>Running <text:s text:c="16"/>sleep 2000 &amp;</text:p>
      <text:p text:style-name="P25">CTRL-Z <text:span text:style-name="T3">pauses a command running in the foreground. </text:span></text:p>
      <text:p text:style-name="P25"><text:span text:style-name="T3"/></text:p>
      <text:p text:style-name="P6"><text:span text:style-name="T3">To put the paused command in the background, execute the </text:span><text:span text:style-name="Source_20_Text"><text:span text:style-name="T3">bg</text:span></text:span><text:span text:style-name="T3"> command. The </text:span><text:span text:style-name="Source_20_Text"><text:span text:style-name="T3">bg</text:span></text:span><text:span text:style-name="T3"> command resumes </text:span><text:soft-page-break/><text:span text:style-name="T3">jobs without bringing them to the foreground.</text:span></text:p>
      <text:p text:style-name="Preformatted_20_Text"><text:span text:style-name="Strong_20_Emphasis">sysadmin@localhost:~$</text:span> bg</text:p>
      <text:p text:style-name="P30">[1]+ sleep 1000 &amp;</text:p>
      <text:p text:style-name="P6"><text:span text:style-name="T3">A command that has been paused or sent to the background can then be returned to the foreground using the </text:span><text:span text:style-name="Source_20_Text"><text:span text:style-name="T3">fg</text:span></text:span><text:span text:style-name="T3"> command. To bring the </text:span><text:span text:style-name="Source_20_Text"><text:span text:style-name="T3">sleep</text:span></text:span><text:span text:style-name="T3"> command back to the foreground, locking up the terminal again, use the </text:span><text:span text:style-name="Source_20_Text"><text:span text:style-name="T3">fg</text:span></text:span><text:span text:style-name="T3"> command:</text:span></text:p>
      <text:p text:style-name="Preformatted_20_Text"><text:span text:style-name="Strong_20_Emphasis">sysadmin@localhost:~$</text:span> fg <text:s text:c="55"/></text:p>
      <text:p text:style-name="P30">sleep 1000</text:p>
      <text:p text:style-name="P6"><text:span text:style-name="T3">Both </text:span><text:span text:style-name="Source_20_Text"><text:span text:style-name="T3">bg</text:span></text:span><text:span text:style-name="T3"> and </text:span><text:span text:style-name="Source_20_Text"><text:span text:style-name="T3">fg</text:span></text:span><text:span text:style-name="T3"> can take the </text:span><text:span text:style-name="Variable"><text:span text:style-name="T3">job number</text:span></text:span><text:span text:style-name="T3"> as an argument to specify which process should be resumed. The following commands will resume </text:span><text:span text:style-name="Source_20_Text"><text:span text:style-name="T3">sleep 1000</text:span></text:span><text:span text:style-name="T3"> in the background and resume </text:span><text:span text:style-name="Source_20_Text"><text:span text:style-name="T3">sleep 2000</text:span></text:span><text:span text:style-name="T3"> in the foreground respectively:</text:span></text:p>
      <text:p text:style-name="Preformatted_20_Text"><text:span text:style-name="Strong_20_Emphasis">sysadmin@localhost:~$</text:span> bg 1</text:p>
      <text:p text:style-name="Preformatted_20_Text">[1]- sleep 1000 &amp;</text:p>
      <text:p text:style-name="Preformatted_20_Text"><text:span text:style-name="Strong_20_Emphasis">sysadmin@localhost:~$</text:span> fg 2</text:p>
      <text:p text:style-name="P30">sleep 2000</text:p>
      <text:p text:style-name="Text_20_body">It is also possible to use the name of the name of the command as an argument:</text:p>
      <text:p text:style-name="Preformatted_20_Text"><text:span text:style-name="Strong_20_Emphasis">sysadmin@localhost:~$</text:span> sleep 1000</text:p>
      <text:p text:style-name="Preformatted_20_Text">^Z</text:p>
      <text:p text:style-name="Preformatted_20_Text">[1]+ <text:s/>Stopped <text:s text:c="16"/>sleep 1000</text:p>
      <text:p text:style-name="Preformatted_20_Text"><text:span text:style-name="Strong_20_Emphasis">sysadmin@localhost:~$</text:span> bg sleep</text:p>
      <text:p text:style-name="P30">[1]+ sleep 1000 &amp;</text:p>
      <text:h text:style-name="P34" text:outline-level="2"><text:span text:style-name="T3">11.8 Sending a Signal</text:span></text:h>
      <text:p text:style-name="Text_20_body">A signal is a message that is sent to a process to tell the process to take some sort of action, such as stop, restart, or pause. Signals are very useful in controlling the actions of a process.</text:p>
      <text:p text:style-name="Text_20_body">Some signals can be sent to processes by simple keyboard combinations. For example, to have a foreground process paused, send a Terminal Stop signal by pressing <text:span text:style-name="Strong_20_Emphasis">CTRL+Z</text:span>. A Terminal Stop pauses the program, but does not completely stop the program. To completely stop a foreground process, send the Interrupt signal by pressing <text:span text:style-name="Strong_20_Emphasis">CTRL+C</text:span>.</text:p>
      <text:p text:style-name="Text_20_body">There are many different signals, each of them have a symbolic name and a numeric identifier. For example, <text:span text:style-name="Strong_20_Emphasis">CTRL+C</text:span> is assigned the symbolic name <text:span text:style-name="Source_20_Text">SIGINT</text:span> and the numeric identifier of <text:span text:style-name="Source_20_Text">2</text:span>.</text:p>
      <text:p text:style-name="Text_20_body">To see a list of all of the signals available for your system, execute the <text:span text:style-name="Source_20_Text">kill -l</text:span> command:</text:p>
      <text:p text:style-name="Preformatted_20_Text"><text:span text:style-name="Strong_20_Emphasis">sysadmin@localhost:~$</text:span> kill -l <text:s text:c="50"/></text:p>
      <text:p text:style-name="Preformatted_20_Text"><text:s/>1) SIGHUP <text:s text:c="6"/>2) SIGINT <text:s text:c="6"/>3) SIGQUIT <text:s text:c="5"/>4) SIGILL <text:s text:c="6"/>5) SIGTRAP <text:s text:c="4"/></text:p>
      <text:p text:style-name="Preformatted_20_Text"><text:s/>6) SIGABRT <text:s text:c="5"/>7) SIGBUS <text:s text:c="6"/>8) SIGFPE <text:s text:c="6"/>9) SIGKILL <text:s text:c="4"/>10) SIGUSR1 <text:s text:c="4"/></text:p>
      <text:p text:style-name="Preformatted_20_Text">11) SIGSEGV <text:s text:c="4"/>12) SIGUSR2 <text:s text:c="4"/>13) SIGPIPE <text:s text:c="4"/>14) SIGALRM <text:s text:c="4"/>15) SIGTERM <text:s text:c="4"/></text:p>
      <text:p text:style-name="Preformatted_20_Text">16) SIGSTKFLT <text:s text:c="2"/>17) SIGCHLD <text:s text:c="4"/>18) SIGCONT <text:s text:c="4"/>19) SIGSTOP <text:s text:c="4"/>20) SIGTSTP <text:s text:c="4"/></text:p>
      <text:p text:style-name="Preformatted_20_Text">21) SIGTTIN <text:s text:c="4"/>22) SIGTTOU <text:s text:c="4"/>23) SIGURG <text:s text:c="5"/>24) SIGXCPU <text:s text:c="4"/>25) SIGXFSZ <text:s text:c="4"/></text:p>
      <text:p text:style-name="Preformatted_20_Text">26) SIGVTALRM <text:s text:c="2"/>27) SIGPROF <text:s text:c="4"/>28) SIGWINCH <text:s text:c="3"/>29) SIGIO <text:s text:c="6"/>30) SIGPWR <text:s text:c="5"/></text:p>
      <text:p text:style-name="Preformatted_20_Text">31) SIGSYS <text:s text:c="5"/>34) SIGRTMIN <text:s text:c="3"/>35) SIGRTMIN+1 <text:s/>36) SIGRTMIN+2 <text:s/>37) SIGRTMIN+3 <text:s/></text:p>
      <text:p text:style-name="Preformatted_20_Text"><text:soft-page-break/>38) SIGRTMIN+4 <text:s/>39) SIGRTMIN+5 <text:s/>40) SIGRTMIN+6 <text:s/>41) SIGRTMIN+7 <text:s/>42) SIGRTMIN+8 <text:s/></text:p>
      <text:p text:style-name="Preformatted_20_Text">43) SIGRTMIN+9 <text:s/>44) SIGRTMIN+10 45) SIGRTMIN+11 46) SIGRTMIN+12 47) SIGRTMIN+13 </text:p>
      <text:p text:style-name="Preformatted_20_Text">48) SIGRTMIN+14 49) SIGRTMIN+15 50) SIGRTMAX-14 51) SIGRTMAX-13 52) SIGRTMAX-12 </text:p>
      <text:p text:style-name="Preformatted_20_Text">53) SIGRTMAX-11 54) SIGRTMAX-10 55) SIGRTMAX-9 <text:s/>56) SIGRTMAX-8 <text:s/>57) SIGRTMAX-7 <text:s/></text:p>
      <text:p text:style-name="Preformatted_20_Text">58) SIGRTMAX-6 <text:s/>59) SIGRTMAX-5 <text:s/>60) SIGRTMAX-4 <text:s/>61) SIGRTMAX-3 <text:s/>62) SIGRTMAX-2 <text:s/></text:p>
      <text:p text:style-name="P30">63) SIGRTMAX-1 <text:s/>64) SIGRTMAX </text:p>
      <text:p text:style-name="Text_20_body">These signals can have unique meanings that are specific to a certain command (as the programmer who created the command can adjust the behavior of the program), but generally they allow for processes to be stopped and resumed, for processes to reconfigure themselves or to end a process. All the signals with a number greater than 31 are for controlling <text:span text:style-name="Variable">real-time</text:span> processes, a topic which is beyond the scope of this course. Some of the more common signals are summarized in the following tabl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umber</text:p>
            </table:table-cell>
            <table:table-cell table:style-name="Table1.A1" office:value-type="string">
              <text:p text:style-name="Table_20_Heading">Full Name</text:p>
            </table:table-cell>
            <table:table-cell table:style-name="Table1.A1" office:value-type="string">
              <text:p text:style-name="Table_20_Heading">Short Name</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1</text:span></text:p>
          </table:table-cell>
          <table:table-cell table:style-name="Table1.A1" office:value-type="string">
            <text:p text:style-name="Table_20_Contents"><text:span text:style-name="Source_20_Text">SIGHUP</text:span></text:p>
          </table:table-cell>
          <table:table-cell table:style-name="Table1.A1" office:value-type="string">
            <text:p text:style-name="Table_20_Contents"><text:span text:style-name="Source_20_Text">HUP</text:span></text:p>
          </table:table-cell>
          <table:table-cell table:style-name="Table1.A1" office:value-type="string">
            <text:p text:style-name="Table_20_Contents">Hang up usually ends process</text:p>
          </table:table-cell>
        </table:table-row>
        <table:table-row>
          <table:table-cell table:style-name="Table1.A1" office:value-type="string">
            <text:p text:style-name="Table_20_Contents"><text:span text:style-name="Source_20_Text">2</text:span></text:p>
          </table:table-cell>
          <table:table-cell table:style-name="Table1.A1" office:value-type="string">
            <text:p text:style-name="Table_20_Contents"><text:span text:style-name="Source_20_Text">SIGINT</text:span></text:p>
          </table:table-cell>
          <table:table-cell table:style-name="Table1.A1" office:value-type="string">
            <text:p text:style-name="Table_20_Contents"><text:span text:style-name="Source_20_Text">INT</text:span></text:p>
          </table:table-cell>
          <table:table-cell table:style-name="Table1.A1" office:value-type="string">
            <text:p text:style-name="Table_20_Contents">Interrupt usually ends process</text:p>
          </table:table-cell>
        </table:table-row>
        <table:table-row>
          <table:table-cell table:style-name="Table1.A1" office:value-type="string">
            <text:p text:style-name="Table_20_Contents"><text:span text:style-name="Source_20_Text">3</text:span></text:p>
          </table:table-cell>
          <table:table-cell table:style-name="Table1.A1" office:value-type="string">
            <text:p text:style-name="Table_20_Contents"><text:span text:style-name="Source_20_Text">SIGQUIT</text:span></text:p>
          </table:table-cell>
          <table:table-cell table:style-name="Table1.A1" office:value-type="string">
            <text:p text:style-name="Table_20_Contents"><text:span text:style-name="Source_20_Text">QUIT</text:span></text:p>
          </table:table-cell>
          <table:table-cell table:style-name="Table1.A1" office:value-type="string">
            <text:p text:style-name="Table_20_Contents">Quit usually ends process</text:p>
          </table:table-cell>
        </table:table-row>
        <table:table-row>
          <table:table-cell table:style-name="Table1.A1" office:value-type="string">
            <text:p text:style-name="Table_20_Contents"><text:span text:style-name="Source_20_Text">9</text:span></text:p>
          </table:table-cell>
          <table:table-cell table:style-name="Table1.A1" office:value-type="string">
            <text:p text:style-name="Table_20_Contents"><text:span text:style-name="Source_20_Text">SIGKILL</text:span></text:p>
          </table:table-cell>
          <table:table-cell table:style-name="Table1.A1" office:value-type="string">
            <text:p text:style-name="Table_20_Contents"><text:span text:style-name="Source_20_Text">KILL</text:span></text:p>
          </table:table-cell>
          <table:table-cell table:style-name="Table1.A1" office:value-type="string">
            <text:p text:style-name="Table_20_Contents">Kill forcefully ends process</text:p>
          </table:table-cell>
        </table:table-row>
        <table:table-row>
          <table:table-cell table:style-name="Table1.A1" office:value-type="string">
            <text:p text:style-name="Table_20_Contents"><text:span text:style-name="Source_20_Text">15</text:span></text:p>
          </table:table-cell>
          <table:table-cell table:style-name="Table1.A1" office:value-type="string">
            <text:p text:style-name="Table_20_Contents"><text:span text:style-name="Source_20_Text">SIGTERM</text:span></text:p>
          </table:table-cell>
          <table:table-cell table:style-name="Table1.A1" office:value-type="string">
            <text:p text:style-name="Table_20_Contents"><text:span text:style-name="Source_20_Text">TERM</text:span></text:p>
          </table:table-cell>
          <table:table-cell table:style-name="Table1.A1" office:value-type="string">
            <text:p text:style-name="Table_20_Contents">Terminate usually ends process</text:p>
          </table:table-cell>
        </table:table-row>
        <table:table-row>
          <table:table-cell table:style-name="Table1.A1" office:value-type="string">
            <text:p text:style-name="Table_20_Contents"><text:span text:style-name="Source_20_Text">18</text:span></text:p>
          </table:table-cell>
          <table:table-cell table:style-name="Table1.A1" office:value-type="string">
            <text:p text:style-name="Table_20_Contents"><text:span text:style-name="Source_20_Text">SIGCONT</text:span></text:p>
          </table:table-cell>
          <table:table-cell table:style-name="Table1.A1" office:value-type="string">
            <text:p text:style-name="Table_20_Contents"><text:span text:style-name="Source_20_Text">CONT</text:span></text:p>
          </table:table-cell>
          <table:table-cell table:style-name="Table1.A1" office:value-type="string">
            <text:p text:style-name="Table_20_Contents">Continue resumes a stopped process</text:p>
          </table:table-cell>
        </table:table-row>
        <table:table-row>
          <table:table-cell table:style-name="Table1.A1" office:value-type="string">
            <text:p text:style-name="Table_20_Contents"><text:span text:style-name="Source_20_Text">19</text:span></text:p>
          </table:table-cell>
          <table:table-cell table:style-name="Table1.A1" office:value-type="string">
            <text:p text:style-name="Table_20_Contents"><text:span text:style-name="Source_20_Text">SIGSTOP</text:span></text:p>
          </table:table-cell>
          <table:table-cell table:style-name="Table1.A1" office:value-type="string">
            <text:p text:style-name="Table_20_Contents"><text:span text:style-name="Source_20_Text">STOP</text:span></text:p>
          </table:table-cell>
          <table:table-cell table:style-name="Table1.A1" office:value-type="string">
            <text:p text:style-name="Table_20_Contents">Stop forcefully stops a process</text:p>
          </table:table-cell>
        </table:table-row>
        <table:table-row>
          <table:table-cell table:style-name="Table1.A1" office:value-type="string">
            <text:p text:style-name="Table_20_Contents"><text:span text:style-name="Source_20_Text">20</text:span></text:p>
          </table:table-cell>
          <table:table-cell table:style-name="Table1.A1" office:value-type="string">
            <text:p text:style-name="Table_20_Contents"><text:span text:style-name="Source_20_Text">SIGTSTP</text:span></text:p>
          </table:table-cell>
          <table:table-cell table:style-name="Table1.A1" office:value-type="string">
            <text:p text:style-name="Table_20_Contents"><text:span text:style-name="Source_20_Text">TSTP</text:span></text:p>
          </table:table-cell>
          <table:table-cell table:style-name="Table1.A1" office:value-type="string">
            <text:p text:style-name="Table_20_Contents">Terminal Stop usually stops a process</text:p>
          </table:table-cell>
        </table:table-row>
      </table:table>
      <text:p text:style-name="Text_20_body">There are several commands that will allow you to specify a signal to send to process; the <text:span text:style-name="Source_20_Text">kill</text:span> command is the most typically used. The <text:span text:style-name="Source_20_Text">kill</text:span> command accepts three different ways to specify the signal:</text:p>
      <text:list xml:id="list8412949275705071259" text:style-name="L4">
        <text:list-item>
          <text:p text:style-name="P16">The signal number used as an option: <text:span text:style-name="Source_20_Text">-2</text:span> </text:p>
        </text:list-item>
        <text:list-item>
          <text:p text:style-name="P16">The short name of the signal used as an option: <text:span text:style-name="Source_20_Text">-INT</text:span> </text:p>
        </text:list-item>
        <text:list-item>
          <text:p text:style-name="P8">The full name of the signal used as an option: <text:span text:style-name="Source_20_Text">-SIGINT</text:span> </text:p>
        </text:list-item>
      </text:list>
      <text:p text:style-name="Text_20_body">All three options shown above indicate the Interrupt signal.</text:p>
      <text:p text:style-name="Text_20_body">If the user doesn't specify a signal with an option, then the <text:span text:style-name="Source_20_Text">kill</text:span> command sends the Terminate <text:span text:style-name="Source_20_Text">SIGTERM</text:span> signal.</text:p>
      <text:p text:style-name="Text_20_body">When sending a signal, specify one or more processes to send the signal to. There are numerous techniques to specify the process or processes. The more common techniques include:</text:p>
      <text:list xml:id="list3092456464808550041" text:style-name="L5">
        <text:list-item>
          <text:p text:style-name="P17">Specifying the process identifier (PID) </text:p>
        </text:list-item>
        <text:list-item>
          <text:p text:style-name="P17">Using the <text:span text:style-name="Source_20_Text">%</text:span> (percent sign) prefix to the job number </text:p>
        </text:list-item>
        <text:list-item>
          <text:p text:style-name="P9">Using the <text:span text:style-name="Source_20_Text">-p</text:span> option along with the process identifier (PID) </text:p>
        </text:list-item>
      </text:list>
      <text:p text:style-name="P29"><text:span text:style-name="Strong_20_Emphasis">sysadmin@localhost:~$</text:span><text:span text:style-name="T3"> sleep 5000&amp;</text:span></text:p>
      <text:p text:style-name="P30">[1] 2901</text:p>
      <text:p text:style-name="P6"><text:span text:style-name="T3">To send the Terminate signal, to this process, you can use any of the following commands:</text:span></text:p>
      <text:list xml:id="list7489729997989808470" text:style-name="L6">
        <text:list-item>
          <text:p text:style-name="P18"><text:soft-page-break/><text:span text:style-name="Source_20_Text">kill 2901</text:span> </text:p>
        </text:list-item>
        <text:list-item>
          <text:p text:style-name="P18"><text:span text:style-name="Source_20_Text">kill %1</text:span> </text:p>
        </text:list-item>
        <text:list-item>
          <text:p text:style-name="P10"><text:span text:style-name="Source_20_Text">kill -p 2901</text:span> </text:p>
        </text:list-item>
      </text:list>
      <text:p text:style-name="P6"><text:span text:style-name="T3">As indicated earlier, the Terminate signal normally will end a process. Sometimes a process will </text:span><text:span text:style-name="Variable"><text:span text:style-name="T3">trap</text:span></text:span><text:span text:style-name="T3"> the Terminate signal, so it may not end that process. Trapping occurs when a process behaves differently from the norm when it receives a signal; this can be the result of how the programmer created the code for the command.</text:span></text:p>
      <text:p text:style-name="Text_20_body">A user could try to use other signals, like <text:span text:style-name="Source_20_Text">SIGQUIT</text:span> or <text:span text:style-name="Source_20_Text">SIGINT</text:span>, to try to end a process, but these signals can also be trapped. The only signal that will end a process and can't be trapped is <text:span text:style-name="Source_20_Text">SIGKILL</text:span>. So, if other signals have failed to end a process, use the <text:span text:style-name="Source_20_Text">SIGKILL</text:span> signal to force the process to end.</text:p>
      <text:p text:style-name="Text_20_body">Users should not normally use the <text:span text:style-name="Source_20_Text">SIGKILL</text:span> signal as the initial attempt to try to end a process because this forces the process to end immediately and will not allow the process the opportunity to "clean up" after itself. Processes often perform critical operations, such as deleting temporary files, when they exit naturally.</text:p>
      <text:p text:style-name="Text_20_body">The following examples show how to send the "force kill" signal to a process:</text:p>
      <text:list xml:id="list6430677942335697163" text:style-name="L7">
        <text:list-item>
          <text:p text:style-name="P19"><text:span text:style-name="Source_20_Text">kill -9 2901</text:span> </text:p>
        </text:list-item>
        <text:list-item>
          <text:p text:style-name="P19"><text:span text:style-name="Source_20_Text">kill -KILL %1</text:span> </text:p>
        </text:list-item>
        <text:list-item>
          <text:p text:style-name="P11"><text:span text:style-name="Source_20_Text">kill -SIGKILL -p 2901</text:span> </text:p>
        </text:list-item>
      </text:list>
      <text:p text:style-name="Text_20_body">There are other commands that send processes signals, such as the <text:span text:style-name="Source_20_Text">killall</text:span> and <text:span text:style-name="Source_20_Text">pkill</text:span> commands, which are useful to stop many processes at once; typically the <text:span text:style-name="Source_20_Text">kill</text:span> command is a good choice for sending signals to a single process.</text:p>
      <text:p text:style-name="Text_20_body">Like the <text:span text:style-name="Source_20_Text">kill</text:span> command, both the <text:span text:style-name="Source_20_Text">killall</text:span> and <text:span text:style-name="Source_20_Text">pkill</text:span> commands accept the three ways to specify a particular signal. Unlike the <text:span text:style-name="Source_20_Text">kill</text:span> command, these other commands can be used to terminate all processes of a particular user with the <text:span text:style-name="Source_20_Text">-u</text:span> option. For example, <text:span text:style-name="Source_20_Text">killall -u bob</text:span> would stop all of the process owned by the user "bob".</text:p>
      <text:p text:style-name="Text_20_body">The <text:span text:style-name="Source_20_Text">killall</text:span> and <text:span text:style-name="Source_20_Text">pkill</text:span> commands also accept the name of the process instead of a process or job ID. Just be careful as this may end up stopping more process than you had expected. An example of stopping a process using the process name:</text:p>
      <text:p text:style-name="Preformatted_20_Text"><text:span text:style-name="Strong_20_Emphasis">sysadmin@localhost:~$</text:span> kill sleep</text:p>
      <text:p text:style-name="Preformatted_20_Text">-bash: kill: sleep: arguments must be process or job IDs</text:p>
      <text:p text:style-name="Preformatted_20_Text"><text:span text:style-name="Strong_20_Emphasis">sysadmin@localhost:~$</text:span> killall sleep</text:p>
      <text:p text:style-name="P30">[1]+ <text:s/>Terminated <text:s text:c="13"/>sleep 5000</text:p>
      <text:h text:style-name="P34" text:outline-level="2">11.9 HUP Signal</text:h>
      <text:p text:style-name="Text_20_body">When a user logs off the system, all processes that are owned by that user are automatically sent the Hang-up signal <text:span text:style-name="Source_20_Text">SIGHUP</text:span>. Typically, this signal causes those processes to end.</text:p>
      <text:p text:style-name="P23"><text:soft-page-break/>To have a process ignore a Hang-up signal, start the process with the <text:span text:style-name="Source_20_Text">nohup</text:span> command.</text:p>
      <text:p text:style-name="P23"/>
      <text:p text:style-name="P4">For example, consider a scenario where a user has a script named <text:span text:style-name="Source_20_Text">myjob.sh</text:span> that needs continue to run all night long. The user should start that script in the background of the terminal by executing:</text:p>
      <text:p text:style-name="P30"><text:span text:style-name="Strong_20_Emphasis">sysadmin@localhost:~$</text:span> nohup myjob.sh &amp;</text:p>
      <text:p text:style-name="Text_20_body">After executing the script, the user could proceed to logout. The next time the user logs in, the output of the script, if any, would be contained in the <text:span text:style-name="Source_20_Text">nohup.out</text:span> file in that user's home directory.</text:p>
      <text:h text:style-name="Heading_20_2" text:outline-level="2">11.10 Process Priority</text:h>
      <text:p text:style-name="Text_20_body">When a process runs, it needs to have access to the CPU to perform actions. Not all processes have the same access to the CPU. For example, system process typically have a higher <text:span text:style-name="Variable">priority</text:span> when accessing the CPU.</text:p>
      <text:p text:style-name="Text_20_body">The Linux kernel dynamically adjusts the priority of processes to try to make the operating system seem responsive to the user and efficient at performing tasks. A user can influence the priority that will be assigned to a process by setting a value of something called <text:span text:style-name="Variable">niceness</text:span>.</text:p>
      <text:p text:style-name="P20">-20<text:tab/><text:tab/><text:tab/>0<text:tab/><text:tab/><text:tab/>19</text:p>
      <text:p text:style-name="P12">Highest<text:tab/><text:tab/>Default<text:tab/><text:tab/>Lowest Priority</text:p>
      <text:p text:style-name="P12">Only a user with administrative (root) access can set negative niceness values or alter the niceness of an existing process to be a lower niceness value.</text:p>
      <text:p text:style-name="P12">To set the initial niceness of a command, use the <text:span text:style-name="Source_20_Text">nice</text:span> command as a prefix to the command to execute. For example, to execute the <text:span text:style-name="Source_20_Text">cat /dev/zero &gt; /dev/null</text:span> command at the lowest priority possible, execute the following command:</text:p>
      <text:p text:style-name="P30"><text:span text:style-name="Strong_20_Emphasis">sysadmin@localhost:~$</text:span> nice -n 19 cat /dev/zero &gt; /dev/null</text:p>
      <text:p text:style-name="Text_20_body">If a user logs in as the root user, they could also execute the <text:span text:style-name="Source_20_Text">cat /dev/zero &gt; /dev/null</text:span> command with the highest priority possible by executing the following command:</text:p>
      <text:p text:style-name="P30"><text:span text:style-name="Strong_20_Emphasis">root@localhost:~#</text:span> nice -n -20 cat /dev/zero &gt; /dev/null</text:p>
      <text:p text:style-name="P12">To adjust the niceness of an existing process, use the <text:span text:style-name="Source_20_Text">renice</text:span> command. This can be useful when the system becomes less responsive after running a CPU intensive command.</text:p>
      <text:p text:style-name="P4">To accomplish this, the user would need to discover the process identifier for the process by using the <text:span text:style-name="Source_20_Text">ps</text:span> command and then use <text:span text:style-name="Source_20_Text">renice</text:span> to adjust the priority back to normal. For example:</text:p>
      <text:p text:style-name="Preformatted_20_Text"><text:span text:style-name="Strong_20_Emphasis">sysadmin@localhost:~$</text:span> su -</text:p>
      <text:p text:style-name="Preformatted_20_Text">Password:</text:p>
      <text:p text:style-name="Preformatted_20_Text"><text:span text:style-name="Strong_20_Emphasis">root@localhost:~#</text:span> nice -n -20 cat /dev/zero &gt; /dev/null &amp;</text:p>
      <text:p text:style-name="Preformatted_20_Text">[1] 121</text:p>
      <text:p text:style-name="Preformatted_20_Text"><text:span text:style-name="Strong_20_Emphasis">root@localhost:~#</text:span> ps</text:p>
      <text:p text:style-name="Preformatted_20_Text"><text:s text:c="2"/>PID TTY <text:s text:c="9"/>TIME CMD</text:p>
      <text:p text:style-name="Preformatted_20_Text"><text:soft-page-break/><text:s text:c="4"/>1 ? <text:s text:c="7"/>00:00:00 init</text:p>
      <text:p text:style-name="Preformatted_20_Text"><text:s text:c="3"/>70 ? <text:s text:c="7"/>00:00:00 login</text:p>
      <text:p text:style-name="Preformatted_20_Text"><text:s text:c="2"/>108 ? <text:s text:c="7"/>00:00:00 su</text:p>
      <text:p text:style-name="Preformatted_20_Text"><text:s text:c="2"/>109 ? <text:s text:c="7"/>00:00:00 bash</text:p>
      <text:p text:style-name="Preformatted_20_Text"><text:s text:c="2"/>121 ? <text:s text:c="7"/>00:00:04 cat</text:p>
      <text:p text:style-name="Preformatted_20_Text"><text:s text:c="2"/>122 ? <text:s text:c="7"/>00:00:00 ps</text:p>
      <text:p text:style-name="Preformatted_20_Text"><text:span text:style-name="Strong_20_Emphasis">root@localhost:~#</text:span> renice -n 0 -p 121</text:p>
      <text:p text:style-name="P30">121 (process ID) old priority -20, new priority 0</text:p>
      <text:p text:style-name="P13"><text:span text:style-name="Strong_20_Emphasis">Note:</text:span> The <text:span text:style-name="Source_20_Text">su</text:span> command demonstrated above allows a regular user to temporarily become the root user. The user is required to enter the root account password, when prompted.</text:p>
      <text:h text:style-name="P32" text:outline-level="2">11.11 Monitoring Processes</text:h>
      <text:p text:style-name="Text_20_body">While the <text:span text:style-name="Source_20_Text">ps</text:span> command can display active processes, the <text:span text:style-name="Source_20_Text">top</text:span> command provides the ability to monitor processes in real-time, as well as manage the processes.</text:p>
      <text:p text:style-name="P28">Tasks: <text:s/>13 total, <text:s text:c="2"/>4 running, <text:s text:c="2"/>9 sleeping, <text:s text:c="2"/>0 stopped, <text:s text:c="2"/>0 zombie</text:p>
      <text:p text:style-name="Preformatted_20_Text">%Cpu(s): <text:s/>0.3 us, 37.2 sy, <text:s/>0.2 ni, 62.1 id, <text:s/>0.0 wa, <text:s/>0.1 hi, <text:s/>0.0 si, <text:s/>0.0 st</text:p>
      <text:p text:style-name="Preformatted_20_Text">KiB Mem: <text:s/>16438128 total, 13108516 used, <text:s/>3329612 free, <text:s text:c="4"/>4276 buffers</text:p>
      <text:p text:style-name="Preformatted_20_Text">KiB Swap: <text:s text:c="7"/>0 total, <text:s text:c="7"/>0 used, <text:s text:c="7"/>0 free. <text:s/>9808716 cached Mem</text:p>
      <text:p text:style-name="Preformatted_20_Text"/>
      <text:p text:style-name="Preformatted_20_Text"><text:s text:c="2"/>PID USER <text:s text:c="5"/>PR <text:s/>NI <text:s text:c="3"/>VIRT <text:s text:c="3"/>RES <text:s text:c="3"/>SHR S <text:s/>%CPU %MEM <text:s text:c="4"/>TIME+ COMMAND</text:p>
      <text:p text:style-name="Preformatted_20_Text"><text:s text:c="2"/>164 root <text:s text:c="5"/>20 <text:s text:c="2"/>0 <text:s text:c="3"/>4364 <text:s text:c="3"/>696 <text:s text:c="3"/>616 R <text:s/>87.4 <text:s/>0.1 <text:s text:c="2"/>1:23.32 cat</text:p>
      <text:p text:style-name="Preformatted_20_Text"><text:s text:c="2"/>165 root <text:s text:c="5"/>30 <text:s/>10 <text:s text:c="3"/>4364 <text:s text:c="3"/>696 <text:s text:c="3"/>620 R <text:s text:c="2"/>9.3 <text:s/>0.1 <text:s text:c="2"/>0:49.13 cat</text:p>
      <text:p text:style-name="Preformatted_20_Text"><text:s text:c="2"/>166 root <text:s text:c="5"/>39 <text:s/>19 <text:s text:c="3"/>4364 <text:s text:c="3"/>772 <text:s text:c="3"/>696 R <text:s text:c="2"/>1.7 <text:s/>0.1 <text:s text:c="2"/>0:41.75 cat</text:p>
      <text:p text:style-name="Preformatted_20_Text"><text:s text:c="4"/>1 root <text:s text:c="5"/>20 <text:s text:c="2"/>0 <text:s text:c="2"/>17960 <text:s text:c="2"/>2972 <text:s text:c="2"/>2724 S <text:s text:c="2"/>0.0 <text:s/>0.0 <text:s text:c="2"/>0:00.02 init</text:p>
      <text:p text:style-name="Preformatted_20_Text"><text:s text:c="3"/>33 syslog <text:s text:c="3"/>20 <text:s text:c="2"/>0 <text:s/>255844 <text:s text:c="2"/>2728 <text:s text:c="2"/>2296 S <text:s text:c="2"/>0.0 <text:s/>0.0 <text:s text:c="2"/>0:00.03 rsyslogd</text:p>
      <text:p text:style-name="Preformatted_20_Text"><text:s text:c="3"/>38 root <text:s text:c="5"/>20 <text:s text:c="2"/>0 <text:s text:c="2"/>23656 <text:s text:c="2"/>2288 <text:s text:c="2"/>2076 S <text:s text:c="2"/>0.0 <text:s/>0.0 <text:s text:c="2"/>0:00.00 cron</text:p>
      <text:p text:style-name="Preformatted_20_Text"><text:s text:c="3"/>40 root <text:s text:c="5"/>20 <text:s text:c="2"/>0 <text:s text:c="2"/>61364 <text:s text:c="2"/>3124 <text:s text:c="2"/>2444 S <text:s text:c="2"/>0.0 <text:s/>0.0 <text:s text:c="2"/>0:00.00 sshd</text:p>
      <text:p text:style-name="Preformatted_20_Text"><text:s text:c="3"/>57 bind <text:s text:c="5"/>20 <text:s text:c="2"/>0 <text:s/>689640 <text:s/>29580 <text:s text:c="2"/>5328 S <text:s text:c="2"/>0.0 <text:s/>0.2 <text:s text:c="2"/>0:00.13 named</text:p>
      <text:p text:style-name="Preformatted_20_Text"><text:s text:c="3"/>70 root <text:s text:c="5"/>20 <text:s text:c="2"/>0 <text:s text:c="2"/>63132 <text:s text:c="2"/>2900 <text:s text:c="2"/>2452 S <text:s text:c="2"/>0.0 <text:s/>0.0 <text:s text:c="2"/>0:00.00 login</text:p>
      <text:p text:style-name="Preformatted_20_Text"><text:s text:c="3"/>80 sysadmin <text:s/>20 <text:s text:c="2"/>0 <text:s text:c="2"/>18176 <text:s text:c="2"/>3384 <text:s text:c="2"/>2896 S <text:s text:c="2"/>0.0 <text:s/>0.0 <text:s text:c="2"/>0:00.04 bash</text:p>
      <text:p text:style-name="Preformatted_20_Text"><text:s text:c="2"/>151 root <text:s text:c="5"/>20 <text:s text:c="2"/>0 <text:s text:c="2"/>46628 <text:s text:c="2"/>2708 <text:s text:c="2"/>2360 S <text:s text:c="2"/>0.0 <text:s/>0.0 <text:s text:c="2"/>0:00.01 su</text:p>
      <text:p text:style-name="Preformatted_20_Text"><text:s text:c="2"/>152 root <text:s text:c="5"/>20 <text:s text:c="2"/>0 <text:s text:c="2"/>18180 <text:s text:c="2"/>3388 <text:s text:c="2"/>2896 S <text:s text:c="2"/>0.0 <text:s/>0.0 <text:s text:c="2"/>0:00.01 bash</text:p>
      <text:p text:style-name="P30"><text:s text:c="2"/>167 root <text:s text:c="5"/>20 <text:s text:c="2"/>0 <text:s text:c="2"/>19860 <text:s text:c="2"/>2452 <text:s text:c="2"/>2124 R <text:s text:c="2"/>0.0 <text:s/>0.0 <text:s text:c="2"/>0:00.00 top</text:p>
      <text:p text:style-name="P24">NI column details niceness. </text:p>
      <text:p text:style-name="P24"/>
      <text:p text:style-name="P5">The <text:span text:style-name="Source_20_Text">top</text:span> command has numerous features; for example, it can be manipulated in an interactive manner. Pressing the <text:span text:style-name="Source_20_Text">h</text:span> key while the <text:span text:style-name="Source_20_Text">top</text:span> command is running will result in it displaying a "help" screen:</text:p>
      <text:p text:style-name="Preformatted_20_Text">Help for Interactive Commands - procps-ng version 3.3.9</text:p>
      <text:p text:style-name="Preformatted_20_Text">Window 1:Def: Cumulative mode Off. <text:s/>System: Delay 3.0 secs; Secure mode Off.</text:p>
      <text:p text:style-name="Preformatted_20_Text"/>
      <text:p text:style-name="Preformatted_20_Text"><text:s text:c="2"/>Z,B,E,e <text:s text:c="2"/>Global: 'Z' colors; 'B' bold; 'E'/'e' summary/task memory scale</text:p>
      <text:p text:style-name="Preformatted_20_Text"><text:s text:c="2"/>l,t,m <text:s text:c="4"/>Toggle Summary: 'l' load avg; 't' task/cpu stats; 'm' memory info</text:p>
      <text:p text:style-name="Preformatted_20_Text"><text:s text:c="2"/>0,1,2,3,I Toggle: '0' zeros; '1/2/3' cpus or numa node views; 'I' Irix mode</text:p>
      <text:p text:style-name="Preformatted_20_Text"><text:s text:c="2"/>f,F,X <text:s text:c="4"/>Fields: 'f'/'F' add/remove/order/sort; 'X' increase fixed-width</text:p>
      <text:p text:style-name="Preformatted_20_Text"><text:s/></text:p>
      <text:p text:style-name="Preformatted_20_Text"><text:s text:c="2"/>L,&amp;,&lt;,&gt; . Locate: 'L'/'&amp;' find/again; Move sort column: '&lt;'/'&gt;' left/right</text:p>
      <text:p text:style-name="Preformatted_20_Text"><text:s text:c="2"/>R,H,V,J . Toggle: 'R' Sort; 'H' Threads; 'V' Forest view; 'J' Num justify</text:p>
      <text:p text:style-name="Preformatted_20_Text"><text:s text:c="2"/>c,i,S,j . Toggle: 'c' Cmd name/line; 'i' Idle; 'S' Time; 'j' Str justify</text:p>
      <text:p text:style-name="Preformatted_20_Text"><text:s text:c="2"/>x,y <text:s text:c="4"/>. Toggle highlights: 'x' sort field; 'y' running tasks</text:p>
      <text:p text:style-name="Preformatted_20_Text"><text:s text:c="2"/>z,b <text:s text:c="4"/>. Toggle: 'z' color/mono; 'b' bold/reverse (only if 'x' or 'y')</text:p>
      <text:p text:style-name="Preformatted_20_Text"><text:s text:c="2"/>u,U,o,O . Filter by: 'u'/'U' effective/any user; 'o'/'O' other criteria</text:p>
      <text:p text:style-name="Preformatted_20_Text"><text:soft-page-break/><text:s text:c="2"/>n,#,^O <text:s/>. Set: 'n'/'#' max tasks displayed; Show: Ctrl+'O' other filter(s)</text:p>
      <text:p text:style-name="Preformatted_20_Text"><text:s text:c="2"/>C,... <text:s text:c="2"/>. Toggle scroll coordinates msg for: up,down,left,right,home,end</text:p>
      <text:p text:style-name="Preformatted_20_Text"><text:s/></text:p>
      <text:p text:style-name="Preformatted_20_Text"><text:s text:c="2"/>k,r <text:s text:c="6"/>Manipulate tasks: 'k' kill; 'r' renice</text:p>
      <text:p text:style-name="Preformatted_20_Text"><text:s text:c="2"/>d or s <text:s text:c="3"/>Set update interval</text:p>
      <text:p text:style-name="Preformatted_20_Text"><text:s text:c="2"/>W,Y <text:s text:c="6"/>Write configuration file 'W'; Inspect other output 'Y'</text:p>
      <text:p text:style-name="Preformatted_20_Text"><text:s text:c="2"/>q <text:s text:c="8"/>Quit</text:p>
      <text:p text:style-name="Preformatted_20_Text"><text:s text:c="10"/>( commands shown with '.' require a visible task display window )</text:p>
      <text:p text:style-name="Preformatted_20_Text">Press 'h' or '?' for help with Windows,</text:p>
      <text:p text:style-name="P30">Type 'q' or &lt;Esc&gt; to continue</text:p>
      <text:p text:style-name="Text_20_body">The <text:span text:style-name="Source_20_Text">k</text:span> and <text:span text:style-name="Source_20_Text">r</text:span> keys are used to manage tasks or processes within the <text:span text:style-name="Source_20_Text">top</text:span> program.</text:p>
      <text:p text:style-name="Text_20_body">Pressing the <text:span text:style-name="Source_20_Text">k</text:span> key will allow a user to "kill" or send a signal to a process. After pressing <text:span text:style-name="Source_20_Text">k</text:span>, <text:span text:style-name="Source_20_Text">top</text:span> will prompt for a PID and then for a signal to send to that process.</text:p>
      <text:p text:style-name="P24">Pressing the <text:span text:style-name="Source_20_Text">r</text:span> key will allow a user to "renice" a process by prompting for the PID and then the new niceness value.</text:p>
      <text:p text:style-name="P24"/>
      <text:h text:style-name="P33" text:outline-level="2">11.12 Monitoring the System</text:h>
      <text:p text:style-name="Text_20_body">There are also a couple of commands that can be used to monitor the overall state of the system: the <text:span text:style-name="Source_20_Text">uptime</text:span> and <text:span text:style-name="Source_20_Text">free</text:span> commands.</text:p>
      <text:p text:style-name="P24">The numbers reported for the load averages are based upon how many CPU cores are available. Think of each processor as having 100% resources (CPU time) available. One processor = 100%, four processors = 400%. The <text:span text:style-name="Source_20_Text">uptime</text:span> command is reporting the amount of resources used, but it is dividing by 100. So 1.00 is actually 100% of the CPU time being used, 2.00 is 200% and so on. </text:p>
      <text:p text:style-name="P24"/>
      <text:p text:style-name="P5">If a system has only one CPU core, then a value of 1.00 indicates that the system was fully loaded with tasks. If the system has two CPU cores, then a value of 1.00 would indicate a 50% load (1.00/2.00). An <text:span text:style-name="Source_20_Text">uptime</text:span> reading of 1.00 (or 100%) usage on a 4 core CPU would imply that 1.00/4.00 (or 1/4 (or 25%)) of the CPU's total computational resources are being used.</text:p>
      <text:p text:style-name="Text_20_body">To get a good idea of how busy a system is, use the <text:span text:style-name="Source_20_Text">uptime</text:span> command:</text:p>
      <text:p text:style-name="Preformatted_20_Text"><text:span text:style-name="Strong_20_Emphasis">sysadmin@localhost:~$</text:span> uptime <text:s text:c="51"/></text:p>
      <text:p text:style-name="P30">18:24:58 up 5 days, 10:43, <text:s/>1 user, <text:s/>load average: 0.08, 0.03, 0.05</text:p>
      <text:p text:style-name="P5">To get an idea of how your system is using memory, the <text:span text:style-name="Source_20_Text">free</text:span> command is helpful. This command displays not only the values for the random access memory (RAM) but also for swap, which is space on the hard disk that is used as memory for idle processes when the random access memory starts to become scarce.</text:p>
      <text:p text:style-name="Text_20_body">The <text:span text:style-name="Source_20_Text">free</text:span> command reports the total amount of memory, as well as how much is currently used and how much is free to be used. The output also breaks down the use of memory for buffers and caches:</text:p>
      <text:p text:style-name="Preformatted_20_Text"><text:span text:style-name="Strong_20_Emphasis">sysadmin@localhost:~$</text:span> free</text:p>
      <text:p text:style-name="Preformatted_20_Text"><text:s text:c="13"/>total <text:s text:c="6"/>used <text:s text:c="6"/>free <text:s text:c="4"/>shared <text:s text:c="3"/>buffers <text:s text:c="4"/>cached</text:p>
      <text:p text:style-name="Preformatted_20_Text">Mem: <text:s text:c="5"/>16438128 <text:s text:c="2"/>13106024 <text:s text:c="3"/>3332104 <text:s text:c="6"/>3200 <text:s text:c="6"/>4276 <text:s text:c="3"/>9808896</text:p>
      <text:p text:style-name="Preformatted_20_Text"><text:soft-page-break/>-/+ buffers/cache: <text:s text:c="3"/>3292852 <text:s text:c="2"/>13145276</text:p>
      <text:p text:style-name="P30">Swap: <text:s text:c="11"/>0 <text:s text:c="9"/>0 <text:s text:c="9"/>0</text:p>
      <text:p text:style-name="P30"/>
      <text:p text:style-name="P30">If logged into the Gnome desktop environment, the user can use the <text:span text:style-name="Source_20_Text">gnome-system-monitor</text:span>. This tool (pictured below) is analogous to the Task Manager in Microsoft Windows. It provides four tabs to view information about the System, Processes, Resources and File Systems.</text:p>
      <text:p text:style-name="P24"><text:span text:style-name="Strong_20_Emphasis">Note:</text:span> The K desktop environment (KDE) has a similar command called <text:span text:style-name="Source_20_Text">ksysgu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3:30:52.737547705</meta:creation-date>
    <meta:generator>LibreOffice/5.0.6.2$Linux_X86_64 LibreOffice_project/00m0$Build-2</meta:generator>
    <dc:date>2017-01-22T12:30:59.347179601</dc:date>
    <meta:editing-duration>PT2H30M3S</meta:editing-duration>
    <meta:editing-cycles>9</meta:editing-cycles>
    <meta:document-statistic meta:table-count="1" meta:image-count="0" meta:object-count="0" meta:page-count="10" meta:paragraph-count="268" meta:word-count="3615" meta:character-count="22147" meta:non-whitespace-character-count="17454"/>
  </office:meta>
</office:document-meta>
</file>